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urier New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urier New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Courier New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normal" fo:background-color="#ffffff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New" fo:font-weight="normal" fo:background-color="#fffff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New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urier New" style:text-underline-style="none" fo:font-weight="normal" fo:background-color="#ffffff" style:font-weight-asian="normal" style:font-weight-complex="normal"/>
    </style:style>
    <style:style style:name="P11" style:family="paragraph" style:parent-style-name="Heading_20_3">
      <style:paragraph-properties fo:text-align="end" style:justify-single-word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loext:contextual-spacing="false" fo:margin-top="0.212cm" fo:margin-bottom="0.106cm"/>
      <style:text-properties style:font-name="Liberation Serif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loext:contextual-spacing="false" fo:margin-top="0.212cm" fo:margin-bottom="0.212cm"/>
      <style:text-properties fo:color="#808080" style:font-name="Liberation Serif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fo:color="#808080" style:font-name="Liberation Serif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5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6H28M16S</meta:editing-duration>
    <meta:editing-cycles>927</meta:editing-cycles>
    <meta:generator>OpenOffice/4.1.5$Win32 OpenOffice.org_project/415m1$Build-9789</meta:generator>
    <dc:date>2018-11-21T16:31:26.35</dc:date>
    <dc:creator>Thibault Martin-Teyssier</dc:creator>
    <meta:document-statistic meta:table-count="0" meta:image-count="0" meta:object-count="0" meta:page-count="1" meta:paragraph-count="1" meta:word-count="2" meta:character-count="6"/>
    <meta:user-defined meta:name="Info 1"/>
    <meta:user-defined meta:name="Info 2"/>
    <meta:user-defined meta:name="Info 3"/>
    <meta:user-defined meta:name="Info 4"/>
  </office:meta>
</office:document-meta>
</file>